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07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4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7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HK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HK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Average Score</text:p>
          </table:table-cell>
        </table:table-row>
        <table:table-row table:style-name="ro2">
          <table:table-cell office:value-type="string" calcext:value-type="string">
            <text:p>tf-idf</text:p>
          </table:table-cell>
          <table:table-cell office:value-type="float" office:value="0.631455630074951" calcext:value-type="float">
            <text:p>0.631455630074951</text:p>
          </table:table-cell>
        </table:table-row>
        <table:table-row table:style-name="ro2">
          <table:table-cell office:value-type="string" calcext:value-type="string">
            <text:p>tf-idf+sbert</text:p>
          </table:table-cell>
          <table:table-cell office:value-type="float" office:value="0.778234072734132" calcext:value-type="float">
            <text:p>0.778234072734132</text:p>
          </table:table-cell>
        </table:table-row>
        <table:table-row table:style-name="ro2">
          <table:table-cell office:value-type="string" calcext:value-type="string">
            <text:p>bm25</text:p>
          </table:table-cell>
          <table:table-cell office:value-type="float" office:value="0.653780319364888" calcext:value-type="float">
            <text:p>0.653780319364888</text:p>
          </table:table-cell>
        </table:table-row>
        <table:table-row table:style-name="ro3">
          <table:table-cell office:value-type="string" calcext:value-type="string">
            <text:p>bm25+phobert</text:p>
          </table:table-cell>
          <table:table-cell office:value-type="float" office:value="0.70232333580878" calcext:value-type="float">
            <text:p>0.702323335808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HK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5T16:57:47.223063466</meta:creation-date>
    <dc:date>2025-01-15T17:00:15.613532264</dc:date>
    <meta:editing-duration>PT2M28S</meta:editing-duration>
    <meta:editing-cycles>2</meta:editing-cycles>
    <meta:generator>LibreOffice/7.4.7.2$Linux_X86_64 LibreOffice_project/40$Build-2</meta:generator>
    <meta:document-statistic meta:table-count="1" meta:cell-count="10" meta:object-count="0"/>
  </office:meta>
</office:document-meta>
</file>